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5"/>
    <style:style style:name="P73" style:family="paragraph" style:parent-style-name="Standard" style:list-style-name="L66"/>
    <style:style style:name="P74" style:family="paragraph" style:parent-style-name="Standard" style:list-style-name="L67"/>
    <style:style style:name="P75" style:family="paragraph" style:parent-style-name="Standard" style:list-style-name="L68"/>
    <style:style style:name="P76" style:family="paragraph" style:parent-style-name="Standard" style:list-style-name="L69"/>
    <style:style style:name="P77" style:family="paragraph" style:parent-style-name="Standard" style:list-style-name="L70"/>
    <style:style style:name="P78" style:family="paragraph" style:parent-style-name="Standard" style:list-style-name="L71"/>
    <style:style style:name="P79" style:family="paragraph" style:parent-style-name="Standard" style:list-style-name="L72"/>
    <style:style style:name="P80" style:family="paragraph" style:parent-style-name="Standard" style:list-style-name="L73"/>
    <style:style style:name="P81" style:family="paragraph" style:parent-style-name="Standard" style:list-style-name="L74"/>
    <style:style style:name="P82" style:family="paragraph" style:parent-style-name="Standard" style:list-style-name="L75"/>
    <style:style style:name="P83" style:family="paragraph" style:parent-style-name="Standard" style:list-style-name="L76"/>
    <style:style style:name="P84" style:family="paragraph" style:parent-style-name="Standard" style:list-style-name="L77"/>
    <style:style style:name="P85" style:family="paragraph" style:parent-style-name="Standard" style:list-style-name="L78"/>
    <style:style style:name="P86" style:family="paragraph" style:parent-style-name="Standard" style:list-style-name="L79"/>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1"/>
    <style:style style:name="P138" style:family="paragraph" style:parent-style-name="Standard" style:list-style-name="L132"/>
    <style:style style:name="P139" style:family="paragraph" style:parent-style-name="Standard" style:list-style-name="L133"/>
    <style:style style:name="P140" style:family="paragraph" style:parent-style-name="Standard" style:list-style-name="L134"/>
    <style:style style:name="P141" style:family="paragraph" style:parent-style-name="Standard" style:list-style-name="L135"/>
    <style:style style:name="P142" style:family="paragraph" style:parent-style-name="Standard" style:list-style-name="L136"/>
    <style:style style:name="P143" style:family="paragraph" style:parent-style-name="Standard" style:list-style-name="L137"/>
    <style:style style:name="P144" style:family="paragraph" style:parent-style-name="Standard" style:list-style-name="L138"/>
    <style:style style:name="P145" style:family="paragraph" style:parent-style-name="Standard" style:list-style-name="L139"/>
    <style:style style:name="P146" style:family="paragraph" style:parent-style-name="Standard" style:list-style-name="L140"/>
    <style:style style:name="P147" style:family="paragraph" style:parent-style-name="Standard" style:list-style-name="L141"/>
    <style:style style:name="P148" style:family="paragraph" style:parent-style-name="Standard" style:list-style-name="L142"/>
    <style:style style:name="P149" style:family="paragraph" style:parent-style-name="Standard" style:list-style-name="L143"/>
    <style:style style:name="P150" style:family="paragraph" style:parent-style-name="Standard" style:list-style-name="L144"/>
    <style:style style:name="P151" style:family="paragraph" style:parent-style-name="Standard" style:list-style-name="L145"/>
    <style:style style:name="P152" style:family="paragraph" style:parent-style-name="Standard" style:list-style-name="L146"/>
    <style:style style:name="P153" style:family="paragraph" style:parent-style-name="Standard" style:list-style-name="L147"/>
    <style:style style:name="P154" style:family="paragraph" style:parent-style-name="Standard" style:list-style-name="L148"/>
    <style:style style:name="P155" style:family="paragraph" style:parent-style-name="Standard" style:list-style-name="L149"/>
    <style:style style:name="P156" style:family="paragraph" style:parent-style-name="Standard" style:list-style-name="L150"/>
    <style:style style:name="P157" style:family="paragraph" style:parent-style-name="Standard" style:list-style-name="L151"/>
    <style:style style:name="P158" style:family="paragraph" style:parent-style-name="Standard" style:list-style-name="L152"/>
    <style:style style:name="P159" style:family="paragraph" style:parent-style-name="Standard" style:list-style-name="L153"/>
    <style:style style:name="P160" style:family="paragraph" style:parent-style-name="Standard" style:list-style-name="L154"/>
    <style:style style:name="P161" style:family="paragraph" style:parent-style-name="Standard" style:list-style-name="L155"/>
    <style:style style:name="P162" style:family="paragraph" style:parent-style-name="Standard" style:list-style-name="L156"/>
    <style:style style:name="P163" style:family="paragraph" style:parent-style-name="Standard" style:list-style-name="L157"/>
    <style:style style:name="P164" style:family="paragraph" style:parent-style-name="Standard" style:list-style-name="L158"/>
    <style:style style:name="P165" style:family="paragraph" style:parent-style-name="Standard" style:list-style-name="L159"/>
    <style:style style:name="P166" style:family="paragraph" style:parent-style-name="Standard" style:list-style-name="L160"/>
    <style:style style:name="P167" style:family="paragraph" style:parent-style-name="Standard" style:list-style-name="L161"/>
    <style:style style:name="P168" style:family="paragraph" style:parent-style-name="Standard" style:list-style-name="L162"/>
    <style:style style:name="P169" style:family="paragraph" style:parent-style-name="Standard" style:list-style-name="L164"/>
    <style:style style:name="P170" style:family="paragraph" style:parent-style-name="Standard" style:list-style-name="L163">
      <style:paragraph-properties fo:margin-left="0.9846in" fo:margin-right="0in" fo:text-indent="0in" style:auto-text-indent="false">
        <style:tab-stops/>
      </style:paragraph-properties>
    </style:style>
    <style:style style:name="P171" style:family="paragraph" style:parent-style-name="Text_20_body" style:list-style-name="L32"/>
    <style:style style:name="P172" style:family="paragraph" style:parent-style-name="Text_20_body" style:list-style-name="L41"/>
    <style:style style:name="P173" style:family="paragraph" style:parent-style-name="Text_20_body" style:list-style-name="L80">
      <style:text-properties style:font-name="ArialMT" fo:font-size="12pt"/>
    </style:style>
    <style:style style:name="P174" style:family="paragraph" style:parent-style-name="Text_20_body" style:list-style-name="L41">
      <style:paragraph-properties fo:margin-top="0.111in" fo:margin-bottom="0.111in"/>
    </style:style>
    <style:style style:name="P175" style:family="paragraph" style:parent-style-name="Text_20_body" style:list-style-name="L41">
      <style:paragraph-properties fo:margin-top="0.111in" fo:margin-bottom="0.111in"/>
      <style:text-properties fo:color="#000000"/>
    </style:style>
    <style:style style:name="P176" style:family="paragraph" style:parent-style-name="Text_20_body" style:list-style-name="L41">
      <style:paragraph-properties fo:margin-top="0.111in" fo:margin-bottom="0.111in"/>
      <style:text-properties fo:color="#fc010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2">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6.4</text:p>
      <text:list xml:id="list8513330869638685310" text:style-name="L164">
        <text:list-item>
          <text:p text:style-name="P169">made the 'camera response' checkbox (in the Settings/misc tab) sticky<text:line-break/></text:p>
        </text:list-item>
        <text:list-item>
          <text:p text:style-name="P169">corrected the log messaging about Donly, Ronly, DandR, and min/max directions to the solver consistent <text:line-break/></text:p>
        </text:list-item>
      </text:list>
      <text:p text:style-name="Standard">version 4.6.3</text:p>
      <text:list xml:id="list4531155109306516149" text:style-name="L1">
        <text:list-item>
          <text:p text:style-name="P9">in detectability: logged new 'drop message' to the detectability.log<text:line-break/></text:p>
        </text:list-item>
      </text:list>
      <text:p text:style-name="Standard">version 4.6.2</text:p>
      <text:list xml:id="list1462759078033414655" text:style-name="L2">
        <text:list-item>
          <text:p text:style-name="P10">in detectability: when event duration is or becomes less than the camera exposure time, the observed drop is reduced proportionately<text:line-break/></text:p>
        </text:list-item>
      </text:list>
      <text:p text:style-name="Standard">version 4.6.1</text:p>
      <text:list xml:id="list4632608287521013793" text:style-name="L3">
        <text:list-item>
          <text:p text:style-name="P11">in detectability: changed calculation of number of event points from ceiling(dur/rdgTime) to round(dur/rdgTime)<text:line-break/></text:p>
        </text:list-item>
        <text:list-item>
          <text:p text:style-name="P11">in detectability: allow a single point event.<text:line-break/></text:p>
        </text:list-item>
        <text:list-item>
          <text:p text:style-name="P11">In detectability: stop stepping down duration when calculation of number of event points reaches zero<text:line-break/></text:p>
        </text:list-item>
      </text:list>
      <text:p text:style-name="Standard">version 4.6.0</text:p>
      <text:list xml:id="list3116347685186134781" text:style-name="L4">
        <text:list-item>
          <text:p text:style-name="P12">clarified the titles on detectability plots<text:line-break/></text:p>
        </text:list-item>
      </text:list>
      <text:p text:style-name="Standard">version 4.5.7</text:p>
      <text:list xml:id="list5807799338925326278" text:style-name="L5">
        <text:list-item>
          <text:p text:style-name="P13">suppressed a 'min event limit too high' message when min event is set to lowest possible value of 2<text:line-break/></text:p>
        </text:list-item>
      </text:list>
      <text:p text:style-name="Standard">version 4.5.6</text:p>
      <text:list xml:id="list197788847057391589" text:style-name="L6">
        <text:list-item>
          <text:p text:style-name="P14">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xml:id="list900897804876400369" text:style-name="L7">
        <text:list-item>
          <text:p text:style-name="P15">fixes a bug where, if a full D and R light-curve was split (trimmed) into a D-only and an R-only light-curve, the R-only result did not apply subframe timing adjustments <text:line-break/></text:p>
        </text:list-item>
      </text:list>
      <text:p text:style-name="Standard">version 4.5.4</text:p>
      <text:list xml:id="list1126282954231980920" text:style-name="L8">
        <text:list-item>
          <text:p text:style-name="P16">cleans up the the first bin of the False-Positive histogram <text:line-break/></text:p>
        </text:list-item>
      </text:list>
      <text:p text:style-name="Standard">version 4.5.3</text:p>
      <text:list xml:id="list613044793503384068" text:style-name="L9">
        <text:list-item>
          <text:p text:style-name="P17">adds an option to validate a single point event to the Analysis tab. It uses the false-positive test procedure to determine if the selected point had a non-zero chance to have been caused by baseline noise alone.<text:line-break/><text:soft-page-break/></text:p>
        </text:list-item>
      </text:list>
      <text:p text:style-name="Standard">version 4.5.2</text:p>
      <text:list xml:id="list8077639765407979597" text:style-name="L10">
        <text:list-item>
          <text:p text:style-name="P18">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xml:id="list4547833369594760586" text:style-name="L11">
        <text:list-item>
          <text:p text:style-name="P19">fixes a bug introduced with the NE3 code changes that inhibited sub-frame timing adjustments.<text:line-break/></text:p>
        </text:list-item>
      </text:list>
      <text:p text:style-name="Standard">version 4.4.9</text:p>
      <text:list xml:id="list4615797144185408100" text:style-name="L12">
        <text:list-item>
          <text:p text:style-name="P20">fixed yet another manisfestation of the bug introduced in version 4.2.1</text:p>
        </text:list-item>
      </text:list>
      <text:p text:style-name="Standard">version 4.4.8</text:p>
      <text:list xml:id="list3105089566700304076" text:style-name="L13">
        <text:list-item>
          <text:p text:style-name="P21">fixed another manifestation of the bug introduced in version 4.2.1<text:line-break/></text:p>
        </text:list-item>
      </text:list>
      <text:p text:style-name="Standard">version 4.4.7</text:p>
      <text:list xml:id="list8141167085644810398" text:style-name="L14">
        <text:list-item>
          <text:p text:style-name="P22">fixes a bug introduced in version 4.2.1 (February 8, 2022) that caused D values to be calculated as occurring 1 reading early<text:line-break/></text:p>
        </text:list-item>
      </text:list>
      <text:p text:style-name="Standard">version 4.4.5</text:p>
      <text:list xml:id="list5248741152246677286" text:style-name="L15">
        <text:list-item>
          <text:p text:style-name="P23">added a checkbox to enable selection of whether or not the camera response curve is shown on the lightcurve plot<text:line-break/></text:p>
        </text:list-item>
      </text:list>
      <text:p text:style-name="Standard">version 4.4.4</text:p>
      <text:list xml:id="list4132891075650625825" text:style-name="L16">
        <text:list-item>
          <text:p text:style-name="P24">detectability and normalization activities are written to dedicated log files:<text:line-break/> <text:s text:c="3"/>*.detectability.PYOTE.log<text:line-break/> <text:s text:c="3"/>*.normalization.PYOTE.log<text:line-break/></text:p>
        </text:list-item>
      </text:list>
      <text:p text:style-name="Standard">version 4.3.8</text:p>
      <text:list xml:id="list7883111179627018861" text:style-name="L17">
        <text:list-item>
          <text:p text:style-name="P25">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487811438537053513" text:style-name="L18">
        <text:list-item>
          <text:p text:style-name="P26">removed the Pearson R metric – it was confusing and ineffective compared to the simple standard deviation metric<text:line-break/></text:p>
        </text:list-item>
        <text:list-item>
          <text:p text:style-name="P26">made it possible to select the points of the normalized target lightcurve to be included in the std metric<text:line-break/></text:p>
        </text:list-item>
      </text:list>
      <text:p text:style-name="Standard">version 4.3.6</text:p>
      <text:list xml:id="list907104509447267920" text:style-name="L19">
        <text:list-item>
          <text:p text:style-name="P27">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text:soft-pag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6332594185014463299" text:style-name="L20">
        <text:list-item>
          <text:p text:style-name="P28">made the 'step-by' buttons radio buttons so that it is clear what the current step size is.<text:line-break/></text:p>
        </text:list-item>
        <text:list-item>
          <text:p text:style-name="P28">removed the automatic switch to the Lightcurve panel<text:line-break/></text:p>
        </text:list-item>
      </text:list>
      <text:p text:style-name="Standard">version 4.3.3</text:p>
      <text:list xml:id="list3999389252140538613" text:style-name="L21">
        <text:list-item>
          <text:p text:style-name="P29">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6458308046054260648" text:style-name="L22">
        <text:list-item>
          <text:p text:style-name="P30">adds step size selection for the Y offset spinboxes<text:line-break/></text:p>
        </text:list-item>
        <text:list-item>
          <text:p text:style-name="P30">activates the 'show' checkbox on reference curves so that the reference curve display can be turned off – but it will still be active behind the scenes, just not visible.<text:line-break/></text:p>
        </text:list-item>
      </text:list>
      <text:p text:style-name="Standard">version 4.3.1</text:p>
      <text:list xml:id="list4052799898524682586" text:style-name="L23">
        <text:list-item>
          <text:p text:style-name="P31">fixes an error message that occurs during the initial installation of a version that has a change to the number of tabs in the GUI<text:line-break/></text:p>
        </text:list-item>
      </text:list>
      <text:p text:style-name="Standard">version 4.3.0</text:p>
      <text:list xml:id="list6225690922417510254" text:style-name="L24">
        <text:list-item>
          <text:p text:style-name="P32">minor cosmetic cleanup to deal with Windows GUI differences (I hope it works – this is always a frustrating and mysterious area)<text:line-break/></text:p>
        </text:list-item>
      </text:list>
      <text:p text:style-name="Standard">version 4.2.9</text:p>
      <text:list xml:id="list931452592007597640" text:style-name="L25">
        <text:list-item>
          <text:p text:style-name="P33">adds the lightcurve used to the report generated during the detectability analysis<text:line-break/></text:p>
        </text:list-item>
        <text:list-item>
          <text:p text:style-name="P33">automatically clears the effect of previous normailzation when the reference lightcurve is changed (or deselected)<text:line-break/></text:p>
        </text:list-item>
      </text:list>
      <text:p text:style-name="Standard">version 4.2.8</text:p>
      <text:list xml:id="list1474523431377135711" text:style-name="L26">
        <text:list-item>
          <text:p text:style-name="P34"><text:soft-page-break/>fixes 'trim problem'<text:line-break/></text:p>
        </text:list-item>
        <text:list-item>
          <text:p text:style-name="P34">adds 'step by' buttons that change the smoothing interval spinbox step size.<text:line-break/></text:p>
        </text:list-item>
      </text:list>
      <text:p text:style-name="Standard">version 4.2.6</text:p>
      <text:list xml:id="list7429485004898308836" text:style-name="L27">
        <text:list-item>
          <text:p text:style-name="P35">tidies up the lightcurve panel a bit and changes color samples for target and reference curves.<text:line-break/></text:p>
        </text:list-item>
      </text:list>
      <text:p text:style-name="Standard">version 4.2.5</text:p>
      <text:list xml:id="list5071616380803815693" text:style-name="L28">
        <text:list-item>
          <text:p text:style-name="P36">completes implementation of the time shift (left/right shift) of the reference curve for normalization.<text:line-break/></text:p>
        </text:list-item>
        <text:list-item>
          <text:p text:style-name="P36">adds dot color samples next to the lightcurve titles.<text:line-break/></text:p>
        </text:list-item>
      </text:list>
      <text:p text:style-name="Standard">version 4.2.4</text:p>
      <text:list xml:id="list2577069369755400981" text:style-name="L29">
        <text:list-item>
          <text:p text:style-name="P37">makes tab/panel order sticky<text:line-break/></text:p>
        </text:list-item>
        <text:list-item>
          <text:p text:style-name="P37">analysis tab always opens first, but automatic switch to Lightcurves tab occurs upon file read.<text:line-break/></text:p>
        </text:list-item>
        <text:list-item>
          <text:p text:style-name="P37">'target' lightcurve cannot no longer be moved up or down. If there is an overlapping lightcurve, move the non-target lightcurve to clear the overlap.<text:line-break/></text:p>
        </text:list-item>
      </text:list>
      <text:p text:style-name="Standard">version 4.2.3</text:p>
      <text:list xml:id="list1324127418512722682" text:style-name="L30">
        <text:list-item>
          <text:p text:style-name="P38">fixes block integration that was broken by the new lightcurve selection code.<text:line-break/></text:p>
        </text:list-item>
        <text:list-item>
          <text:p text:style-name="P38">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7287732687154775904" text:style-name="L31">
        <text:list-item>
          <text:p text:style-name="P39">adds logging/reporting of the curve (if any) used for normalization and the smoothing interval used.<text:line-break/> </text:p>
        </text:list-item>
      </text:list>
      <text:p text:style-name="Standard">version 4.2.2</text:p>
      <text:list xml:id="list3062924892435776437" text:style-name="L32">
        <text:list-item>
          <text:p text:style-name="P40">adds a new tab/panel for controlling the display of lightcurves. From the 'help button' on that tab:</text:p>
          <text:p text:style-name="P40"/>
          <text:p text:style-name="P171"><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text:soft-page-break/>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text:span><text:span text:style-name="T23">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642345592" text:continue-numbering="true" text:style-name="L32">
        <text:list-item>
          <text:p text:style-name="P40">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40">added (back again) a spinbox on the Setting/Misc. Tab that allows the dot size used in lightcurve plots to be changed.<text:line-break/></text:p>
        </text:list-item>
      </text:list>
      <text:p text:style-name="Standard">version 4.2.1</text:p>
      <text:list xml:id="list974361738397267976" text:style-name="L33">
        <text:list-item>
          <text:p text:style-name="P41">fixed final report showing NE3 stuff even when NE3 not in use was checked.<text:line-break/></text:p>
        </text:list-item>
      </text:list>
      <text:p text:style-name="Standard">version 4.2.0</text:p>
      <text:list xml:id="list1181857210698909671" text:style-name="L34">
        <text:list-item>
          <text:p text:style-name="P42">improves annotation on <text:span text:style-name="T21">Detectability</text:span> plots by including the magDrop information.<text:line-break/></text:p>
        </text:list-item>
        <text:list-item>
          <text:p text:style-name="P42">eliminates the display of negative drops in the False-Positive histogram<text:line-break/> </text:p>
        </text:list-item>
      </text:list>
      <text:p text:style-name="Standard">version 4.1.9</text:p>
      <text:list xml:id="list172062341578935898" text:style-name="L35">
        <text:list-item>
          <text:p text:style-name="P43">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8257326417099954574" text:style-name="L36">
        <text:list-item>
          <text:p text:style-name="P44">adds option to write sample light-curve from detectability analysis to a csv file that be imported to PyOTE.<text:line-break/></text:p>
        </text:list-item>
      </text:list>
      <text:p text:style-name="Standard">version 4.1.7</text:p>
      <text:list xml:id="list3863929596533752189" text:style-name="L37">
        <text:list-item>
          <text:p text:style-name="P45">adds the requirement to specify an observation duration when doing a detectability test<text:line-break/></text:p>
        </text:list-item>
        <text:list-item>
          <text:p text:style-name="P45">during a detectability test, if a detectable event was found, a sample light-curve showing such an event is plotted, otherwise the normal False-Positive plot will be <text:soft-page-break/>shown.<text:line-break/></text:p>
        </text:list-item>
      </text:list>
      <text:p text:style-name="Standard">version 4.1.6</text:p>
      <text:list xml:id="list339428213351831831" text:style-name="L38">
        <text:list-item>
          <text:p text:style-name="P46">reenables Cholesky failure messages (disabled for testing)<text:line-break/></text:p>
        </text:list-item>
        <text:list-item>
          <text:p text:style-name="P46">Adds test to detectability routine so that the user cannot give an event duration that requires more points than are available in the observation.<text:line-break/></text:p>
        </text:list-item>
      </text:list>
      <text:p text:style-name="Standard">version 4.1.5</text:p>
      <text:list xml:id="list2046416560304780072" text:style-name="L39">
        <text:list-item>
          <text:p text:style-name="P47">changed error bar calculation reporting so that the the value reported in the containment interval report matches that reported in the Excel final report when there is no asymmetry present.</text:p>
          <text:p text:style-name="P47"/>
        </text:list-item>
      </text:list>
      <text:p text:style-name="Standard">version 4.1.4</text:p>
      <text:list xml:id="list5835735870900211168" text:style-name="L40">
        <text:list-item>
          <text:p text:style-name="P48">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2458581815162387761" text:style-name="L41">
        <text:list-item>
          <text:p text:style-name="P172"><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74">For the Night Eagle 3, times extracted by PyOTE require only a VTI correction (if you use an IOTA VTI, there is no correction at all needed).</text:p>
        </text:list-item>
        <text:list-item>
          <text:p text:style-name="P174">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74">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74">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74">The D and R exponential curves each have their own time constant, measured in frames, that control the frame rate of exponential curve growth. The default values <text:soft-page-break/>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74">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75">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76">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3304129916150960200" text:style-name="L42">
        <text:list-header>
          <text:p text:style-name="P49"/>
        </text:list-header>
      </text:list>
      <text:p text:style-name="Standard">version 4.1.2</text:p>
      <text:list xml:id="list9071385823330813640" text:style-name="L43">
        <text:list-item>
          <text:p text:style-name="P50">fixes bug when D only search has been selected<text:line-break/></text:p>
        </text:list-item>
      </text:list>
      <text:p text:style-name="Standard">version 4.1.1</text:p>
      <text:list xml:id="list3399603186670059671" text:style-name="L44">
        <text:list-item>
          <text:p text:style-name="P51">fixes bug where signal columns beyond four were being read <text:s/>as duplicates of column 5.<text:line-break/></text:p>
        </text:list-item>
      </text:list>
      <text:p text:style-name="Standard">version 4.1.0</text:p>
      <text:list xml:id="list746835803142478672" text:style-name="L45">
        <text:list-item>
          <text:p text:style-name="P52">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3371283926015608072" text:style-name="L46">
        <text:list-item>
          <text:p text:style-name="P53">fixes issue where PyOTE could not read files that it had written.<text:line-break/></text:p>
        </text:list-item>
      </text:list>
      <text:p text:style-name="Standard">version 4.0.8</text:p>
      <text:list xml:id="list1288459458616803168" text:style-name="L47">
        <text:list-item>
          <text:p text:style-name="P54">fixes bug (introduced by a misspelling in version 4.0.7) that kept csv files with more than four apertures from runnig.<text:line-break/></text:p>
        </text:list-item>
      </text:list>
      <text:p text:style-name="Standard">version 4.0.7</text:p>
      <text:list xml:id="list8244548634305322152" text:style-name="L48">
        <text:list-item>
          <text:p text:style-name="P55">adds the ability to select the PyMovie data column type to be analyzed. There are two main column types that are likely to be used: signal, which has background subtracted <text:soft-page-break/>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4021505631040447324" text:style-name="L49">
        <text:list-item>
          <text:p text:style-name="P56">minor GUI changes<text:line-break/></text:p>
        </text:list-item>
      </text:list>
      <text:p text:style-name="Standard">version 4.0.5</text:p>
      <text:list xml:id="list2890969183300168013" text:style-name="L50">
        <text:list-item>
          <text:p text:style-name="P57">if you click outside the light-curve, the closest point will be toggled (so you don't have to zoom in to select the leftmost or rightmost point in a light-curve.<text:line-break/></text:p>
        </text:list-item>
        <text:list-item>
          <text:p text:style-name="P57">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1134848795218950472" text:style-name="L51">
        <text:list-item>
          <text:p text:style-name="P58">a few GUI changes<text:line-break/></text:p>
        </text:list-item>
        <text:list-item>
          <text:p text:style-name="P58">removed the Use as secondary check box. Now if secondary curve is selected (spinner is non-zero), it will be used automatically.<text:line-break/></text:p>
        </text:list-item>
      </text:list>
      <text:p text:style-name="Standard">version 4.0.3</text:p>
      <text:list xml:id="list7710257655041101478" text:style-name="L52">
        <text:list-item>
          <text:p text:style-name="P59">implements a major GUI change: uses tabbed folders to group buttons and other controls. <text:line-break/></text:p>
        </text:list-item>
        <text:list-item>
          <text:p text:style-name="P59">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59">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5218178525707738184" text:style-name="L53">
        <text:list-item>
          <text:p text:style-name="P60">removed a debug print statement that was inadvertently left in. It is responsible for the “mouse event” messages polluting the log file.<text:line-break/></text:p>
        </text:list-item>
      </text:list>
      <text:p text:style-name="Standard">version 4.0.1</text:p>
      <text:list xml:id="list2477115734003076564" text:style-name="L54">
        <text:list-item>
          <text:p text:style-name="P61">increased width of detectibility plots to (hopefully) deal with Windows tendency to <text:soft-page-break/>truncate the plots. If this doesn't work, then this will be a permanent feature (not a bug) for Win10 installations.<text:line-break/></text:p>
        </text:list-item>
      </text:list>
      <text:p text:style-name="Standard">version 4.0.0</text:p>
      <text:list xml:id="list6366306764943754307" text:style-name="L55">
        <text:list-item>
          <text:p text:style-name="P62">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1546999493863551010" text:style-name="L56">
        <text:list-item>
          <text:p text:style-name="P63">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178821157073184569" text:style-name="L57">
        <text:list-item>
          <text:p text:style-name="P64">one more attempt to solve the gui sizing issue.<text:line-break/></text:p>
        </text:list-item>
        <text:list-item>
          <text:p text:style-name="P64">'sticky' settings are back but are now stored in <text:span text:style-name="T16">pyote.ini</text:span> instead of the<text:line-break/> obscure <text:span text:style-name="T16">simple-ote.ini<text:line-break/></text:span></text:p>
        </text:list-item>
      </text:list>
      <text:p text:style-name="Standard">version 3.9.7</text:p>
      <text:list xml:id="list3981501841321781621" text:style-name="L58">
        <text:list-item>
          <text:p text:style-name="P65">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9045843579253413715" text:style-name="L59">
        <text:list-item>
          <text:p text:style-name="P66">another attempt fix the startup gui size issue on smaller legacy monitors. This version has a design size of 1900x1000. It may be necessary to delete the simple-ote.ini file that 'remembers' size and position settings. It is located in whatever directory PyOTE <text:soft-page-break/>starts up in.<text:line-break/></text:p>
        </text:list-item>
      </text:list>
      <text:p text:style-name="Standard">version 3.9.5</text:p>
      <text:list xml:id="list8898934077290466610" text:style-name="L60">
        <text:list-item>
          <text:p text:style-name="P67">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3818029572603297899" text:style-name="L61">
        <text:list-item>
          <text:p text:style-name="P68">attempts to fix over-size initial gui.<text:line-break/></text:p>
        </text:list-item>
      </text:list>
      <text:p text:style-name="Standard">version 3.9.3</text:p>
      <text:list xml:id="list1495474258145982028" text:style-name="L62">
        <text:list-item>
          <text:p text:style-name="P69">makes various improvements to the 'detectability' calculator to make it easier to use.<text:line-break/></text:p>
        </text:list-item>
      </text:list>
      <text:p text:style-name="Standard">version 3.9.2</text:p>
      <text:list xml:id="list5059546026568147562" text:style-name="L63">
        <text:list-item>
          <text:p text:style-name="P70">adds a 'detectability' calculator for use in pre-planning event observation.<text:line-break/></text:p>
        </text:list-item>
        <text:list-item>
          <text:p text:style-name="P70">'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1111664804924663794" text:style-name="L64">
        <text:list-item>
          <text:p text:style-name="P71">adds an snr calculation to the <text:span text:style-name="T18">Calc baseline stats</text:span> button.<text:line-break/></text:p>
        </text:list-item>
      </text:list>
      <text:p text:style-name="Standard">version 3.9.0</text:p>
      <text:list xml:id="list9139451705260873825" text:style-name="L65">
        <text:list-item>
          <text:p text:style-name="P72">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1345959928306376723" text:style-name="L66">
        <text:list-item>
          <text:p text:style-name="P73">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6526228244322238284" text:style-name="L67">
        <text:list-item>
          <text:p text:style-name="P74">fixed a bug that sometimes kept events that contained a single point at the bottom from producing a report.<text:line-break/></text:p>
        </text:list-item>
      </text:list>
      <text:p text:style-name="Standard">version 3.8.7</text:p>
      <text:list xml:id="list2192412957751265532" text:style-name="L68">
        <text:list-item>
          <text:p text:style-name="P75">changed the way curve to analyze and normalization curve are selected to make it less confusing. Now, if there is a conflict (same curve selected for analysis and normalization) the other one is set to 0 (a new value) to 'get it out of the way'. It may <text:soft-page-break/>still be a little bit confusing when you need to crossover, but if you set the higher numbered curve first, it will be easy.<text:line-break/></text:p>
        </text:list-item>
      </text:list>
      <text:p text:style-name="Standard">version 3.8.6</text:p>
      <text:list xml:id="list6590046196567693667" text:style-name="L69">
        <text:list-item>
          <text:p text:style-name="P76">checks for only a single light-curve in the csv file which was causing a 'list index out of range' error message<text:line-break/></text:p>
        </text:list-item>
      </text:list>
      <text:p text:style-name="Standard">version 3.8.5</text:p>
      <text:list xml:id="list9021048817563842892" text:style-name="L70">
        <text:list-item>
          <text:p text:style-name="P77">changed the way QGridLayout was referenced.<text:line-break/></text:p>
        </text:list-item>
      </text:list>
      <text:p text:style-name="Standard">version 3.8.4</text:p>
      <text:list xml:id="list871531163327715472" text:style-name="L71">
        <text:list-item>
          <text:p text:style-name="P78">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78"/>
        </text:list-item>
      </text:list>
      <text:p text:style-name="Standard">version 3.8.3</text:p>
      <text:list xml:id="list6225271328333962889" text:style-name="L72">
        <text:list-item>
          <text:p text:style-name="P79">adds display of light-curve name (if available in the csv file) to the curve-to-be-analyzed and the normalization curve next to their selection spinners.<text:line-break/></text:p>
        </text:list-item>
      </text:list>
      <text:p text:style-name="Standard">version 3.8.2</text:p>
      <text:list xml:id="list5955223901706988340" text:style-name="L73">
        <text:list-item>
          <text:p text:style-name="P80">3.7.5 introduced a scrollable GUI for small screens. Unfortunately, that caused resizing problem for all users. The version reverts back to the original GUI design.<text:line-break/></text:p>
        </text:list-item>
        <text:list-item>
          <text:p text:style-name="P80">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1043489569248046676" text:style-name="L74">
        <text:list-item>
          <text:p text:style-name="P81">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6542730532569907017" text:style-name="L75">
        <text:list-item>
          <text:p text:style-name="P82">adds a tutorial button to supply a quick-start for new or infrequent users.<text:line-break/></text:p>
        </text:list-item>
      </text:list>
      <text:p text:style-name="Standard">version 3.7.9</text:p>
      <text:list xml:id="list6148863271639949937" text:style-name="L76">
        <text:list-item>
          <text:p text:style-name="P83">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soft-page-break/></text:p>
        </text:list-item>
      </text:list>
      <text:p text:style-name="Standard">version 3.7.8</text:p>
      <text:list xml:id="list832913993996913967" text:style-name="L77">
        <text:list-item>
          <text:p text:style-name="P84">added visible left, top, and bottom axes to main plot (with ticks to make easier to associate timestamp with point).<text:line-break/></text:p>
        </text:list-item>
      </text:list>
      <text:p text:style-name="Standard">version 3.7.7</text:p>
      <text:list xml:id="list3308498597523324172" text:style-name="L78">
        <text:list-item>
          <text:p text:style-name="P85">if timestamps are available in the csv file, they are used as x axis labels in the main plot.<text:line-break/></text:p>
        </text:list-item>
      </text:list>
      <text:p text:style-name="Standard">version 3.7.6</text:p>
      <text:list xml:id="list5998730600546977045" text:style-name="L79">
        <text:list-item>
          <text:p text:style-name="P86">changed the way QMainWindow and Qapplication were referenced to accommodate the latest Anaconda version, which has reorganized where those modules are stored. </text:p>
          <text:p text:style-name="P86">This was causing a fatal startup error.<text:line-break/> </text:p>
        </text:list-item>
      </text:list>
      <text:p text:style-name="Standard">version 3.7.5</text:p>
      <text:list xml:id="list6538786304191562444" text:style-name="L80">
        <text:list-item>
          <text:p text:style-name="P173">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73">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8585325449197388210" text:style-name="L81">
        <text:list-item>
          <text:p text:style-name="P87">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8756397358145631676" text:style-name="L82">
        <text:list-item>
          <text:p text:style-name="P88">adds code line needed by any Mac users that are running Big Sur<text:line-break/></text:p>
        </text:list-item>
      </text:list>
      <text:p text:style-name="Standard">version 3.7.2</text:p>
      <text:list xml:id="list8650448109464177935" text:style-name="L83">
        <text:list-item>
          <text:p text:style-name="P89">fixes bug that caused all analysis attempts to 'stall'</text:p>
        </text:list-item>
      </text:list>
      <text:p text:style-name="Standard"/>
      <text:p text:style-name="Standard">version 3.7.1</text:p>
      <text:list xml:id="list5992521684320687772" text:style-name="L84">
        <text:list-item>
          <text:p text:style-name="P90">fixed a bug in the r limb angle entry<text:line-break/></text:p>
        </text:list-item>
      </text:list>
      <text:p text:style-name="Standard">version 3.7.0</text:p>
      <text:list xml:id="list126383942768154485" text:style-name="L85">
        <text:list-item>
          <text:p text:style-name="P91"><text:soft-page-break/>adds right-click help to ast speed label giving the equation to use if asteroid speed is not available but asteroid diameter and maximum duration are specified<text:line-break/></text:p>
        </text:list-item>
        <text:list-item>
          <text:p text:style-name="P91">adds suggestion to right-click help on penumbral fit checkbox for how to find the penumbral curve csv file that is provided for practice purposes.<text:line-break/></text:p>
        </text:list-item>
      </text:list>
      <text:p text:style-name="Standard">version 3.6.8</text:p>
      <text:list xml:id="list827982511914107892" text:style-name="L86">
        <text:list-item>
          <text:p text:style-name="P92">adds modeling of off centerline observations to lightcurve calibration curve generation<text:line-break/></text:p>
        </text:list-item>
      </text:list>
      <text:p text:style-name="Standard">version 3.6.7</text:p>
      <text:list xml:id="list1498092895257202641" text:style-name="L87">
        <text:list-item>
          <text:p text:style-name="P93">clarified the location of the Enable Manual Timestamp Entry checkbox in the pop-up message appears when there are no timestamps in the csv file.<text:line-break/></text:p>
        </text:list-item>
      </text:list>
      <text:p text:style-name="Standard">version 3.6.6</text:p>
      <text:list xml:id="list6456185631534404603" text:style-name="L88">
        <text:list-item>
          <text:p text:style-name="P94">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4833904133538435755" text:style-name="L89">
        <text:list-item>
          <text:p text:style-name="P95">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7099105971628574521" text:style-name="L90">
        <text:list-item>
          <text:p text:style-name="P96">version 3.6.2 would open .xlsx Report file on Mac, but not Windows. This version attempts to fix that (Windows needs a different command to open a file).<text:line-break/></text:p>
        </text:list-item>
      </text:list>
      <text:p text:style-name="Standard">version 3.6.2</text:p>
      <text:list xml:id="list5159091190541101292" text:style-name="L91">
        <text:list-item>
          <text:p text:style-name="P97">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5200374464166110175" text:style-name="L92">
        <text:list-item>
          <text:p text:style-name="P98">reduced number of digits in the error bar numbers to 2 written to the Asteroid <text:soft-page-break/>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8168056790440780620" text:style-name="L93">
        <text:list-item>
          <text:p text:style-name="P99"><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99"><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279478365653467566" text:style-name="L94">
        <text:list-item>
          <text:p text:style-name="P100">fixed another bug in penumbral curve fit and removed diagnostic printouts.<text:line-break/></text:p>
        </text:list-item>
      </text:list>
      <text:p text:style-name="Standard">version 3.5.8</text:p>
      <text:list xml:id="list8551765164733275256" text:style-name="L95">
        <text:list-item>
          <text:p text:style-name="P101">fixed a number of bugs in the penumbral curve fit code<text:line-break/></text:p>
        </text:list-item>
      </text:list>
      <text:p text:style-name="Standard">version 3.5.7</text:p>
      <text:list xml:id="list1151368889801192232" text:style-name="L96">
        <text:list-item>
          <text:p text:style-name="P102"><text:soft-page-break/>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2880628024660414269" text:style-name="L97">
        <text:list-item>
          <text:p text:style-name="P103">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7605873977487944205" text:style-name="L98">
        <text:list-item>
          <text:p text:style-name="P104">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702038953956334981" text:style-name="L99">
        <text:list-item>
          <text:p text:style-name="P105">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2792573623225684566" text:style-name="L100">
        <text:list-item>
          <text:p text:style-name="P106">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8881479538889172761" text:style-name="L101">
        <text:list-item>
          <text:p text:style-name="P107">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1032900976582676007" text:style-name="L102">
        <text:list-item>
          <text:p text:style-name="P108">Added additional references to the North American Excel Spreadsheet report in the new section of the final report that bangs on about the start-of-exposure <text:soft-page-break/>timing convention.<text:line-break/></text:p>
        </text:list-item>
      </text:list>
      <text:p text:style-name="Standard">version 3.5.0</text:p>
      <text:list xml:id="list5170974202483975443" text:style-name="L103">
        <text:list-item>
          <text:p text:style-name="P109">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09">NEW: when 'trims' have been placed, a 'write csv' process will honor those values and produce a 'trimmed' output file.<text:line-break/></text:p>
        </text:list-item>
        <text:list-item>
          <text:p text:style-name="P109">NEW: when a light curve has been 'normalized', the changed values are written to the data table where, once again, a 'write csv' process will capture the results.<text:line-break/></text:p>
        </text:list-item>
        <text:list-item>
          <text:p text:style-name="P109">Added additional reminders that the start-of-exposure timestamp/timing convention is employed.</text:p>
        </text:list-item>
      </text:list>
      <text:p text:style-name="Standard"/>
      <text:p text:style-name="Standard">version 3.4.9</text:p>
      <text:list xml:id="list1792136334188851620" text:style-name="L104">
        <text:list-item>
          <text:p text:style-name="P110">Added some explanatory language to the “Excel report” section regarding the proper interpretation of the 'false positive probability' number.<text:line-break/></text:p>
        </text:list-item>
      </text:list>
      <text:p text:style-name="Standard">version 3.4.8</text:p>
      <text:list xml:id="list5441927071588298697" text:style-name="L105">
        <text:list-item>
          <text:p text:style-name="P111">This version deals more realistically with high magDrop lightcurves by defining a 'limiting magDrop' as: <text:line-break/><text:line-break/><text:tab/>limMagDrop = 2.5 * log10( B / std(A) ) <text:line-break/><text:line-break/><text:tab/>std(A) is the noise level of A.</text:p>
          <text:p text:style-name="P111"><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text:soft-page-break/>value is a limMagDrop value. They are easy to spot in the report.</text:p>
        </text:list-item>
      </text:list>
      <text:p text:style-name="Standard"/>
      <text:p text:style-name="Standard">version 3.4.7</text:p>
      <text:list xml:id="list2136357070192037759" text:style-name="L106">
        <text:list-item>
          <text:p text:style-name="P112">Automatically loads the correct version of Adv2<text:line-break/></text:p>
        </text:list-item>
      </text:list>
      <text:p text:style-name="Standard">version 3.4.6</text:p>
      <text:list xml:id="list8408044630295693949" text:style-name="L107">
        <text:list-item>
          <text:p text:style-name="P113">Adds AAV Version 2 file as a type that can be read (important when Do OCR check is enabled)</text:p>
        </text:list-item>
      </text:list>
      <text:p text:style-name="Standard"/>
      <text:p text:style-name="Standard">version 3.4.5</text:p>
      <text:list xml:id="list5693495873380240275" text:style-name="L108">
        <text:list-item>
          <text:p text:style-name="P114">Fixes block integration which was failing when more than 4 lightcurves were being processed.<text:line-break/></text:p>
        </text:list-item>
        <text:list-item>
          <text:p text:style-name="P114">Made use diff and Do OCR checkboxes sticky.<text:line-break/></text:p>
        </text:list-item>
      </text:list>
      <text:p text:style-name="Standard">version 3.4.4</text:p>
      <text:list xml:id="list305329150885003342" text:style-name="L109">
        <text:list-item>
          <text:p text:style-name="P115">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5093419656309660207" text:style-name="L110">
        <text:list-item>
          <text:p text:style-name="P116">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6901740761810473057" text:style-name="L111">
        <text:list-item>
          <text:p text:style-name="P117">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2571350606150067078" text:style-name="L112">
        <text:list-item>
          <text:p text:style-name="P118">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18"><text:soft-page-break/>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18">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5920244763888134195" text:style-name="L113">
        <text:list-item>
          <text:p text:style-name="P119">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6934794239778347567" text:style-name="L114">
        <text:list-item>
          <text:p text:style-name="P120">Automatically installs cv2 if not already present. <text:s/>This package is needed for the new frame view feature.<text:line-break/></text:p>
        </text:list-item>
      </text:list>
      <text:p text:style-name="Standard">version 3.3.8</text:p>
      <text:list xml:id="list6664221194185759777" text:style-name="L115">
        <text:list-item>
          <text:p text:style-name="P121">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3360040223780684057" text:style-name="L116">
        <text:list-item>
          <text:p text:style-name="P122">A new button (View frame) with an associated spinner for entry of a frame number has been added:</text:p>
          <text:p text:style-name="P122"/>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ext:soft-page-break/>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969813081936249179" text:style-name="L117">
        <text:list-item>
          <text:p text:style-name="P123">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645086476476284981" text:style-name="L118">
        <text:list-item>
          <text:p text:style-name="P124">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6382499784801216969" text:style-name="L119">
        <text:list-item>
          <text:p text:style-name="P125">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8701153066970380712" text:style-name="L120">
        <text:list-item>
          <text:p text:style-name="P126">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text:soft-page-break/>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7705745047716316616" text:style-name="L121">
        <text:list-item>
          <text:p text:style-name="P127">Changed main plot so that the scroll wheel only zooms the x axis.</text:p>
        </text:list-item>
        <text:list-item>
          <text:p text:style-name="P127">Changed lightcurve plot so that it conforms properly to 'start-of-exposure'.<text:line-break/></text:p>
        </text:list-item>
      </text:list>
      <text:p text:style-name="Standard">version 3.2.8</text:p>
      <text:list xml:id="list7643176769846999099" text:style-name="L122">
        <text:list-item>
          <text:p text:style-name="P128">Changed font size in help files --- it was fine for Mac but too big for Win10<text:line-break/></text:p>
        </text:list-item>
      </text:list>
      <text:p text:style-name="Standard">version 3.2.7</text:p>
      <text:list xml:id="list8071375429164924326" text:style-name="L123">
        <text:list-item>
          <text:p text:style-name="P129">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551407932944833895" text:style-name="L124">
        <text:list-item>
          <text:p text:style-name="P130">This is a 'cosmetic' release --- there should be NO detectable differences from version 3.2.5 in terms of functionality.</text:p>
        </text:list-item>
        <text:list-item>
          <text:p text:style-name="P130">All python files were brought into compliance with PEP 8 coding standards. <text:s/>Only I care about that.</text:p>
        </text:list-item>
        <text:list-item>
          <text:p text:style-name="P130">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30">All this 'cosmetic' work is in preparation for working on PyOTE issues again.<text:line-break/> </text:p>
        </text:list-item>
      </text:list>
      <text:p text:style-name="Standard">version 3.2.5</text:p>
      <text:list xml:id="list1522322663328720384" text:style-name="L125">
        <text:list-item>
          <text:p text:style-name="P131">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791380087347548530" text:style-name="L126">
        <text:list-item>
          <text:p text:style-name="P132">Modified the test for newer version to accommodate the different strings returned by pip 18.1 and pip 19.0+</text:p>
        </text:list-item>
        <text:list-item>
          <text:p text:style-name="P132">Added ability to invoke PyOTE from PyMovie with an externally supplied csv file that is automatically opened.<text:line-break/></text:p>
        </text:list-item>
      </text:list>
      <text:p text:style-name="Standard">version 3.2.3</text:p>
      <text:list xml:id="list4035236783565188368" text:style-name="L127">
        <text:list-item>
          <text:p text:style-name="P133">fixed a long overlooked bug in the loading of the data table (at lower left corner of GUI): when there are four lightcurves, LC4 was set in the table from LC3 (i.e., <text:soft-page-break/>LC3 == LC4 whenever there was an actual LC4. It was correct in the lightcurves themselves, so no observation analyses have been affected by this bug. It was cosmetic only.<text:line-break/></text:p>
        </text:list-item>
        <text:list-item>
          <text:p text:style-name="P133">Added support for the PyMovie csv format<text:line-break/></text:p>
        </text:list-item>
      </text:list>
      <text:p text:style-name="Standard">version 3.2.1</text:p>
      <text:list xml:id="list4569221059822867044" text:style-name="L128">
        <text:list-item>
          <text:p text:style-name="P13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6312035269081780104" text:style-name="L129">
        <text:list-item>
          <text:p text:style-name="P135">Changed GUI to better align text on min max edit boxes to avoid confusion.<text:line-break/></text:p>
        </text:list-item>
      </text:list>
      <text:p text:style-name="Standard">version 3.1.9</text:p>
      <text:list xml:id="list6426732053980883929" text:style-name="L130">
        <text:list-item>
          <text:p text:style-name="P136">Fixed a bug in the test for a min/max solution search being constrained by a too large min value.<text:line-break/></text:p>
        </text:list-item>
      </text:list>
      <text:p text:style-name="Standard">version 3.1.8</text:p>
      <text:list xml:id="list1731923694383466025" text:style-name="L131">
        <text:list-item>
          <text:p text:style-name="P137">version 3.1.7 was released without an updated version history. <text:s/>Here is what was changed in 3.1.7:<text:line-break/></text:p>
        </text:list-item>
        <text:list-item>
          <text:p text:style-name="P137">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24722029204057344" text:style-name="L132">
        <text:list-item>
          <text:p text:style-name="P138">Values entered in the Manual Timestamp Entry dialog box are now 'sticky', thus making corrections easy to do without requiring re-entry of all data. </text:p>
          <text:p text:style-name="P138"><text:line-break/>Also trapped is the case where a user has entered a custom frame time but failed to click the radio button indicating that it is to be used.<text:line-break/></text:p>
        </text:list-item>
      </text:list>
      <text:p text:style-name="Standard"><text:soft-page-break/>version 3.1.5:</text:p>
      <text:list xml:id="list6947877027161952628" text:style-name="L133">
        <text:list-item>
          <text:p text:style-name="P139">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5149910697070948863" text:style-name="L134">
        <text:list-item>
          <text:p text:style-name="P140">Fixed error in new dropped reading detection logic when light curve was processed in field mode.<text:line-break/></text:p>
        </text:list-item>
        <text:list-item>
          <text:p text:style-name="P140">Cleaned up some language in tooltips.<text:line-break/></text:p>
        </text:list-item>
      </text:list>
      <text:p text:style-name="Standard">version 3.1.3:</text:p>
      <text:list xml:id="list5062118167449631709" text:style-name="L135">
        <text:list-item>
          <text:p text:style-name="P141">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41">Eliminated the 'entry num' column in the data matrix at the lower left of the GUI. The 'entry num' is unused and a possible source of confusion with the frame or field number for the unwary.<text:line-break/></text:p>
        </text:list-item>
        <text:list-item>
          <text:p text:style-name="P141">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801403989192623890" text:style-name="L136">
        <text:list-item>
          <text:p text:style-name="P142">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1553103504417279755" text:style-name="L137">
        <text:list-item>
          <text:p text:style-name="P143">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text:soft-page-break/>artificially constrained and thus be wrong. This situation is now detected and a log entry as well as a pop-up alert will tell the user to change the limits and try again.<text:line-break/></text:p>
        </text:list-item>
        <text:list-item>
          <text:p text:style-name="P14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43">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5076794634482015731" text:style-name="L138">
        <text:list-item>
          <text:p text:style-name="P144">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6675532581732720212" text:style-name="L139">
        <text:list-item>
          <text:p text:style-name="P14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4778275177716599385" text:style-name="L140">
        <text:list-item>
          <text:p text:style-name="P146">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3578571057568496028" text:style-name="L141">
        <text:list-item>
          <text:p text:style-name="P147">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5409398941081112572" text:style-name="L142">
        <text:list-item>
          <text:p text:style-name="P148">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text:soft-page-break/>version 2.1.5:</text:p>
      <text:list xml:id="list6319362077189057072" text:style-name="L143">
        <text:list-item>
          <text:p text:style-name="P149">Disable the Accept integration button when user overrides an automatic block analysis with a manual block selection followed by a click on the Block integrate button.<text:line-break/></text:p>
        </text:list-item>
      </text:list>
      <text:p text:style-name="Standard">version 2.1.4:</text:p>
      <text:list xml:id="list5899850517497599156" text:style-name="L144">
        <text:list-item>
          <text:p text:style-name="P150">Corrected a bug that kept manual selection of block integration from being performed after a refusal to accept the automatic block analysis results.<text:line-break/></text:p>
        </text:list-item>
      </text:list>
      <text:p text:style-name="Standard">version 2.1.3:</text:p>
      <text:list xml:id="list3343523510855646520" text:style-name="L145">
        <text:list-item>
          <text:p text:style-name="P151">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207336490622715528" text:style-name="L146">
        <text:list-item>
          <text:p text:style-name="P152">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3299364515338099845" text:style-name="L147">
        <text:list-item>
          <text:p text:style-name="P153">Added progress bar tracking of block integration analysis because it can take an extended amount of time to complete the analysis when the light curve has many points.<text:line-break/></text:p>
        </text:list-item>
      </text:list>
      <text:p text:style-name="Standard">version 2.1.0</text:p>
      <text:list xml:id="list2689752815547034141" text:style-name="L148">
        <text:list-item>
          <text:p text:style-name="P154">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2949100705240933113" text:style-name="L149">
        <text:list-item>
          <text:p text:style-name="P155">Made the selection of Tooltip display 'sticky'</text:p>
        </text:list-item>
        <text:list-item>
          <text:p text:style-name="P155">Duration calculation when D and R span midnight now handled correctly</text:p>
        </text:list-item>
      </text:list>
      <text:p text:style-name="Standard"/>
      <text:p text:style-name="Standard">version 2.0.8</text:p>
      <text:list xml:id="list9177190103244708843" text:style-name="L150">
        <text:list-item>
          <text:p text:style-name="P156">toolTips changed to invoke and display in a custom dialog box that can be moved and resized to better accommodate legacy displays</text:p>
        </text:list-item>
        <text:list-item>
          <text:p text:style-name="P156">Calc flash timing calculation fixed to properly deal with the non-integer frame numbers that can result from field processed csv files</text:p>
        </text:list-item>
        <text:list-item>
          <text:p text:style-name="P156">Flash timing has been verified to work with integrated light curves</text:p>
        </text:list-item>
        <text:list-item>
          <text:p text:style-name="P156">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ext:soft-page-break/>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1844570902691442580" text:style-name="L151">
        <text:list-item>
          <text:p text:style-name="P157">Adds a button to calculate the edge position of an LED timing flash.</text:p>
        </text:list-item>
        <text:list-item>
          <text:p text:style-name="P15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57">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57">Adds a checkbox to force manual entry of timestamp info. <text:s/>This is useful when OCR on a VTI timed light curve has catastrophic errors. <text:s/>It is always employed when using LED flash timing.</text:p>
        </text:list-item>
      </text:list>
      <text:list xml:id="list2557310982702442829" text:style-name="L152">
        <text:list-item>
          <text:p text:style-name="P158">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671624460088512999" text:style-name="L153">
        <text:list-item>
          <text:p text:style-name="P159">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313915172043738392" text:style-name="L154">
        <text:list-item>
          <text:p text:style-name="P160">files generated by pyote now contain PYOTE in the filename.<text:line-break/></text:p>
        </text:list-item>
        <text:list-item>
          <text:p text:style-name="P160">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008250909345291085" text:style-name="L155">
        <text:list-item>
          <text:p text:style-name="P161">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765477404025811100" text:style-name="L156">
        <text:list-item>
          <text:p text:style-name="P162">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748422859532419536" text:style-name="L157">
        <text:list-item>
          <text:p text:style-name="P163"><text:soft-page-break/>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4566987301545757381" text:style-name="L158">
        <text:list-item>
          <text:p text:style-name="P164">improved handling of D and R region selection so that one cannot enter an invalid configuration --- automatic corrections/changes are applied.<text:line-break/></text:p>
        </text:list-item>
        <text:list-item>
          <text:p text:style-name="P16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64">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7268424359193177232" text:style-name="L159">
        <text:list-item>
          <text:p text:style-name="P165">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1386105190618248628" text:style-name="L160">
        <text:list-item>
          <text:p text:style-name="P16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6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5113384988665057044" text:style-name="L161">
        <text:list-item>
          <text:p text:style-name="P167">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2051653707541715124" text:style-name="L162">
        <text:list-item>
          <text:p text:style-name="P168"><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68">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6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68">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722596336510853464" text:style-name="L163">
        <text:list-item>
          <text:p text:style-name="P170">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4-04T13:29:21</dc:date>
    <meta:editing-cycles>211</meta:editing-cycles>
    <meta:editing-duration>P1DT3H1M33S</meta:editing-duration>
    <dc:creator>Robert Anderson</dc:creator>
    <meta:document-statistic meta:table-count="0" meta:image-count="3" meta:object-count="0" meta:page-count="28" meta:paragraph-count="426" meta:word-count="10609" meta:character-count="61973"/>
    <meta:template xlink:type="simple" xlink:actuate="onRequest" xlink:title="" xlink:href="Normal"/>
  </office:meta>
</office:document-meta>
</file>